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text:tab/><text:tab/><text:tab/>Question:</text:p>
      <text:p text:style-name="Standard"/>
      <text:p text:style-name="Standard">In Spring context, what is the difference betwen using only @Configuration and @ComponentScan, like so:</text:p>
      <text:p text:style-name="Standard"/>
      <text:p text:style-name="Standard">@Configuration</text:p>
      <text:p text:style-name="Standard">public class CustomFeignClientConfiguration {} <text:tab/><text:tab/><text:tab/>&lt;- located in package dating.config;</text:p>
      <text:p text:style-name="Standard"/>
      <text:p text:style-name="Standard">OR the using a component scan for that Configuration like this:</text:p>
      <text:p text:style-name="Standard"/>
      <text:p text:style-name="Standard">@ComponentScan(basePackages = {"dating.config"})</text:p>
      <text:p text:style-name="Standard">@SpringBootApplication</text:p>
      <text:p text:style-name="Standard">public class FeignClientServiceApplication</text:p>
      <text:p text:style-name="Standard"/>
      <text:p text:style-name="Standard"/>
      <text:p text:style-name="Standard"><text:tab/><text:tab/><text:tab/>Answer:</text:p>
      <text:p text:style-name="Standard"/>
      <text:p text:style-name="Standard">@Configuration only marks the class as a source of bean definitions.</text:p>
      <text:p text:style-name="Standard">For Spring to actually see (instantiate) that class you must bring it into one of these discovery paths:</text:p>
      <text:p text:style-name="Standard"/>
      <text:p text:style-name="Standard">Either by @ComponentScan - component scanning, which is possible in 2 ways:</text:p>
      <text:p text:style-name="Standard"><text:tab/>- either the implicit scan that comes with @SpringBootApplication - meaning the App automatically scans all packages in the main tree in the App, </text:p>
      <text:p text:style-name="Standard"><text:tab/>- or use an explicit annotation @ComponentScan.</text:p>
      <text:p text:style-name="Standard"/>
      <text:p text:style-name="Standard">Or by an explicit @Import (done for you when you use @EnableFeignClients, @FeignClient(configuration = …) or @Import by hand).</text:p>
      <text:p text:style-name="Standard"/>
      <text:p text:style-name="Standard">Without one of these, the class just sits on the class-path and is never used.</text:p>
      <text:p text:style-name="Standard"/>
      <text:p text:style-name="Standard"/>
      <text:p text:style-name="Standard"/>
      <text:p text:style-name="Standard"/>
      <text:p text:style-name="Standard"><text:tab/><text:tab/><text:tab/>Question:</text:p>
      <text:p text:style-name="Standard"/>
      <text:p text:style-name="Standard">In relaiton to the answer above, sometimes I create class with @Configuration and inside I create @Bean/s. </text:p>
      <text:p text:style-name="Standard">And despite that the class annotated with @Configuration is not explicitly included in @ComponentScan,</text:p>
      <text:p text:style-name="Standard">the beans from that class are found and work fine! And this is what confuses me in comparison to @ComponentScan, because I would expect that the beans will not be found,</text:p>
      <text:p text:style-name="Standard">when they are not explicitly <text:s/>added in @ComponentScan.</text:p>
      <text:p text:style-name="Standard"/>
      <text:p text:style-name="Standard"><text:tab/><text:tab/><text:tab/>Answer:</text:p>
      <text:p text:style-name="Standard">In general @ComponentScan is only one of the two ways in which Spring learns about configuration classes.</text:p>
      <text:p text:style-name="Standard">Even if you DON'T explicitly add a class to @ComponentScan, why is it still found?</text:p>
      <text:p text:style-name="Standard">One of three things must be happening if such class shows up:</text:p>
      <text:p text:style-name="Standard"><text:soft-page-break/></text:p>
      <text:p text:style-name="Standard">1. The package actually is inside the default scan tree. - this is the most commonly reason - 99% of the times.</text:p>
      <text:p text:style-name="Standard">Remember that @SpringBootApplication by default scans the package of the application class and every sub-package.</text:p>
      <text:p text:style-name="Standard">In addition to that, the automatic scan will also find classes annotated with @Component, @Service, etc. ( not only when annotated with @Configuration).</text:p>
      <text:p text:style-name="Standard"/>
      <text:p text:style-name="Standard">For that reason the official Spring docs says about the OpenFeign configuration:</text:p>
      <text:p text:style-name="Standard">FooConfiguration does not need to be annotated with @Configuration. However, if it is, then take care to exclude it from any @ComponentScan that would otherwise include this </text:p>
      <text:p text:style-name="Standard">configuration as it will become the default source for feign.Decoder, feign.Encoder, feign.Contract, etc., or whatever is specified inside. </text:p>
      <text:p text:style-name="Standard">This can be avoided by putting it in a separate, non-overlapping package (out of reach) from any @ComponentScan or @SpringBootApplication, OR it can be explicitly excluded in @ComponentScan.</text:p>
      <text:p text:style-name="Standard"/>
      <text:p text:style-name="Standard">Or in other words - if you annotate a class with @Configuration, then make sure that either you put that class in a package which is out of reach (outside of the App root package),</text:p>
      <text:p text:style-name="Standard">OR explixitly exclude that class or package from from the @ComponentScan like so:</text:p>
      <text:p text:style-name="Standard">@ComponentScan(</text:p>
      <text:p text:style-name="Standard"><text:s text:c="4"/>basePackages = "com.example", <text:s text:c="9"/>// packages you *do* want</text:p>
      <text:p text:style-name="Standard"><text:s text:c="4"/>excludeFilters = {</text:p>
      <text:p text:style-name="Standard"><text:s text:c="8"/>@ComponentScan.Filter(</text:p>
      <text:p text:style-name="Standard"><text:s text:c="12"/>type = FilterType.ASSIGNABLE_TYPE, <text:s text:c="2"/>// how to match</text:p>
      <text:p text:style-name="Standard"><text:s text:c="12"/>classes = BadService.class <text:s text:c="10"/>// the exact class to skip</text:p>
      <text:p text:style-name="Standard"><text:s text:c="8"/>)</text:p>
      <text:p text:style-name="Standard"><text:s text:c="4"/>}</text:p>
      <text:p text:style-name="Standard">)</text:p>
      <text:p text:style-name="Standard"/>
      <text:p text:style-name="Standard">Or simply do not annotate that configuration class with @Configuration. But its Beans inside would still be found, if you add that class in the configuration array for that Feign client:</text:p>
      <text:p text:style-name="Standard">@FeignClient( configuration = {CustomFeignClientConfiguration.class})</text:p>
      <text:p text:style-name="Standard">public interface BackendFeignClient {...}</text:p>
      <text:p text:style-name="Standard">Regardless if you annotate a configuration class with @Configuration or not, make sure that inside there are always @Beans defined.</text:p>
      <text:p text:style-name="Standard"/>
      <text:p text:style-name="Standard">When you dont annotate a class with @Configuration OR you explicitly exclude such class from the @ComponentScan, but you still add that class like so: </text:p>
      <text:p text:style-name="Standard">@FeignClient( configuration = {CustomFeignClientConfiguration.class}</text:p>
      <text:p text:style-name="Standard">as result that configuration will apply only for that particular Feign client in the whole Application and not for all Feign clients in tha Application.</text:p>
      <text:p text:style-name="Standard">Or you can still annotate such class with <text:s/>@Configuration, but make sure to explicitly exclude it from @ComponentScan and that class will again be applied only </text:p>
      <text:p text:style-name="Standard">for that particular Feign client in the whole Application and not for all Feign clients in tha Application.</text:p>
      <text:p text:style-name="Standard"/>
      <text:p text:style-name="Standard"/>
      <text:p text:style-name="Standard">2. Some annotation imports it.</text:p>
      <text:p text:style-name="Standard">Per-client Feign configs work exactly this way: @FeignClient(name = "stores", configuration = FooConfiguration.class)</text:p>
      <text:p text:style-name="Standard"/>
      <text:p text:style-name="Standard"><text:soft-page-break/>3. Boot auto-configuration.</text:p>
      <text:p text:style-name="Standard">If you happened to put FooConfiguration in your own starter JAR and listed it under org.springframework.boot.autoconfigure.EnableAutoConfiguration in spring.factories, Boot will load it even though you never scan that packag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6T13:01:36.307000000</meta:creation-date>
    <dc:date>2025-04-26T13:03:00.866000000</dc:date>
    <meta:editing-duration>PT1M27S</meta:editing-duration>
    <meta:editing-cycles>1</meta:editing-cycles>
    <meta:document-statistic meta:table-count="0" meta:image-count="0" meta:object-count="0" meta:page-count="3" meta:paragraph-count="56" meta:word-count="699" meta:character-count="4723" meta:non-whitespace-character-count="3982"/>
    <meta:generator>LibreOffice/7.6.2.1$Windows_X86_64 LibreOffice_project/56f7684011345957bbf33a7ee678afaf4d2ba333</meta:generator>
  </office:meta>
</office:document-meta>
</file>